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b03" officeooo:paragraph-rsid="00195b03"/>
    </style:style>
    <style:style style:name="P2" style:family="paragraph" style:parent-style-name="Standard">
      <style:text-properties officeooo:rsid="00195b03" officeooo:paragraph-rsid="001b5b1c"/>
    </style:style>
    <style:style style:name="P3" style:family="paragraph" style:parent-style-name="Standard">
      <style:text-properties style:font-name="Arial" fo:font-size="16pt" officeooo:rsid="00195b03" officeooo:paragraph-rsid="00195b03" style:font-size-asian="14pt" style:font-size-complex="16pt"/>
    </style:style>
    <style:style style:name="P4" style:family="paragraph" style:parent-style-name="Standard">
      <style:text-properties style:font-name="Arial" fo:font-size="12pt" officeooo:rsid="001b5b1c" officeooo:paragraph-rsid="001b5b1c" style:font-size-asian="12pt" style:font-size-complex="12pt"/>
    </style:style>
    <style:style style:name="P5" style:family="paragraph" style:parent-style-name="Standard">
      <style:text-properties officeooo:rsid="00195b03" officeooo:paragraph-rsid="001b5b1c"/>
    </style:style>
    <style:style style:name="P6" style:family="paragraph" style:parent-style-name="Standard">
      <style:text-properties officeooo:rsid="00195b03" officeooo:paragraph-rsid="00289a5a"/>
    </style:style>
    <style:style style:name="P7" style:family="paragraph" style:parent-style-name="Standard">
      <style:text-properties officeooo:rsid="00195b03" officeooo:paragraph-rsid="003231c0"/>
    </style:style>
    <style:style style:name="T1" style:family="text">
      <style:text-properties style:font-name="Arial" fo:font-size="16pt" style:font-size-asian="14pt" style:font-size-complex="16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style:font-name="Arial" fo:font-size="12pt" officeooo:rsid="001a390f" style:font-size-asian="12pt" style:font-size-complex="12pt"/>
    </style:style>
    <style:style style:name="T4" style:family="text">
      <style:text-properties style:font-name="Arial" fo:font-size="12pt" officeooo:rsid="001b5b1c" style:font-size-asian="12pt" style:font-size-complex="12pt"/>
    </style:style>
    <style:style style:name="T5" style:family="text">
      <style:text-properties style:font-name="Arial" fo:font-size="12pt" officeooo:rsid="001c303b" style:font-size-asian="12pt" style:font-size-complex="12pt"/>
    </style:style>
    <style:style style:name="T6" style:family="text">
      <style:text-properties style:font-name="Arial" fo:font-size="12pt" officeooo:rsid="001e9713" style:font-size-asian="12pt" style:font-size-complex="12pt"/>
    </style:style>
    <style:style style:name="T7" style:family="text">
      <style:text-properties style:font-name="Arial" fo:font-size="12pt" officeooo:rsid="00207f28" style:font-size-asian="12pt" style:font-size-complex="12pt"/>
    </style:style>
    <style:style style:name="T8" style:family="text">
      <style:text-properties style:font-name="Arial" fo:font-size="12pt" officeooo:rsid="00226461" style:font-size-asian="12pt" style:font-size-complex="12pt"/>
    </style:style>
    <style:style style:name="T9" style:family="text">
      <style:text-properties style:font-name="Arial" fo:font-size="12pt" officeooo:rsid="0023f5c3" style:font-size-asian="12pt" style:font-size-complex="12pt"/>
    </style:style>
    <style:style style:name="T10" style:family="text">
      <style:text-properties style:font-name="Arial" fo:font-size="12pt" officeooo:rsid="00243b7e" style:font-size-asian="12pt" style:font-size-complex="12pt"/>
    </style:style>
    <style:style style:name="T11" style:family="text">
      <style:text-properties style:font-name="Arial" fo:font-size="12pt" officeooo:rsid="0025c6f8" style:font-size-asian="12pt" style:font-size-complex="12pt"/>
    </style:style>
    <style:style style:name="T12" style:family="text">
      <style:text-properties style:font-name="Arial" fo:font-size="12pt" officeooo:rsid="0026df90" style:font-size-asian="12pt" style:font-size-complex="12pt"/>
    </style:style>
    <style:style style:name="T13" style:family="text">
      <style:text-properties style:font-name="Arial" fo:font-size="12pt" officeooo:rsid="00289a5a" style:font-size-asian="12pt" style:font-size-complex="12pt"/>
    </style:style>
    <style:style style:name="T14" style:family="text">
      <style:text-properties style:font-name="Arial" fo:font-size="12pt" officeooo:rsid="002a228b" style:font-size-asian="12pt" style:font-size-complex="12pt"/>
    </style:style>
    <style:style style:name="T15" style:family="text">
      <style:text-properties style:font-name="Arial" fo:font-size="12pt" officeooo:rsid="002ae458" style:font-size-asian="12pt" style:font-size-complex="12pt"/>
    </style:style>
    <style:style style:name="T16" style:family="text">
      <style:text-properties style:font-name="Arial" fo:font-size="12pt" officeooo:rsid="002c590f" style:font-size-asian="12pt" style:font-size-complex="12pt"/>
    </style:style>
    <style:style style:name="T17" style:family="text">
      <style:text-properties style:font-name="Arial" fo:font-size="12pt" officeooo:rsid="002d9ed5" style:font-size-asian="12pt" style:font-size-complex="12pt"/>
    </style:style>
    <style:style style:name="T18" style:family="text">
      <style:text-properties style:font-name="Arial" fo:font-size="12pt" officeooo:rsid="0030d778" style:font-size-asian="12pt" style:font-size-complex="12pt"/>
    </style:style>
    <style:style style:name="T19" style:family="text">
      <style:text-properties style:font-name="Arial" fo:font-size="12pt" officeooo:rsid="003231c0" style:font-size-asian="12pt" style:font-size-complex="12pt"/>
    </style:style>
    <style:style style:name="T20" style:family="text">
      <style:text-properties style:font-name="Arial" fo:font-size="12pt" officeooo:rsid="0032e000" style:font-size-asian="12pt" style:font-size-complex="12pt"/>
    </style:style>
    <style:style style:name="T21" style:family="text">
      <style:text-properties style:font-name="Arial" fo:font-size="12pt" officeooo:rsid="0034a3ba" style:font-size-asian="12pt" style:font-size-complex="12pt"/>
    </style:style>
    <style:style style:name="T22" style:family="text">
      <style:text-properties style:font-name="Arial" fo:font-size="12pt" officeooo:rsid="003647c4" style:font-size-asian="12pt" style:font-size-complex="12pt"/>
    </style:style>
    <style:style style:name="T23" style:family="text">
      <style:text-properties style:font-name="Arial" fo:font-size="12pt" officeooo:rsid="003839bf" style:font-size-asian="12pt" style:font-size-complex="12pt"/>
    </style:style>
    <style:style style:name="T24" style:family="text">
      <style:text-properties officeooo:rsid="0020e0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<text:tab/>Relatório do laboratório 2 de Processamento Digital de Imagens</text:span></text:p>
      <text:p text:style-name="P3"/>
      <text:p text:style-name="P3"><text:tab/>Aluno: Tomás Rosário Rosemberg 14/0087567</text:p>
      <text:p text:style-name="P3"/>
      <text:p text:style-name="P2"><text:span text:style-name="T1"><text:tab/></text:span><text:span text:style-name="T2">Questão 1</text:span><text:span text:style-name="T3">)</text:span><text:span text:style-name="T11">(Arquivos dentro da pasta Questão1)</text:span><text:span text:style-name="T3"> Foi criada a função para filtrar a imagem “filtrogeral.m”,</text:span><text:span text:style-name="T4">porém, como ele utiliza 5 for’s para efetuar a filtragem, acaba demorando bastante, desta forma foi criada a função “filtro3X3.m” para usar os filtros requeridos na imagem “lena512color.tiff”. A filtragem da imagem resultou nos arquivos “LetraA.png”,“LetraB.png”,“LetraC.png”,“LetraD.png”,“LetraE.png”, os quais foram utilizados os filtros 1,2,3,4,5 respectivamentes.</text:span></text:p>
      <text:p text:style-name="P4"><text:tab/>Podemos perceber que os filtros 1 e 2 <text:span text:style-name="T24">s</text:span>ão filtros passa-baixa, pois acabam agindo em zonas de alta frequência, onde ha uma mudança muito brusca de valores na matriz, amenizando essa mudança utilizando os valores próximos.</text:p>
      <text:p text:style-name="P4"><text:tab/><text:span text:style-name="T24">O filtro 3 é um filtro de alto-reforço.</text:span></text:p>
      <text:p text:style-name="P2"><text:span text:style-name="T4"><text:tab/></text:span><text:span text:style-name="T5">Podemos perceber que o filtro </text:span><text:span text:style-name="T6">4 é um filtro passa-alta, que transforma em zero os valores de frequência baixos, ou seja, zera lugares onde há pouca variações de valores e realça lugares onde há muita variação de valores.</text:span></text:p>
      <text:p text:style-name="P2"><text:span text:style-name="T6"><text:tab/>O filtro 5 é um</text:span><text:span text:style-name="T8">a m</text:span><text:span text:style-name="T9">á</text:span><text:span text:style-name="T8">scara de nitidez.</text:span></text:p>
      <text:p text:style-name="P2"><text:span text:style-name="T6"><text:tab/></text:span><text:span text:style-name="T7">Caso o filtro fosse com o m maior, a imagem perderia mais e mais seus detalhes, conforme podemos perceber se olharmos a imagem ”Filtro11X11.png”. </text:span><text:span text:style-name="T22">O arquivo “filtro11X11.png” </text:span><text:span text:style-name="T23">foi feito para gerar a imagem ”Filtro11X11.png” pois utilizar a função filtrogeral iria demorar muito para terminar de rodar no computador.</text:span></text:p>
      <text:p text:style-name="P2"><text:span text:style-name="T7"/></text:p>
      <text:p text:style-name="P6"><text:span text:style-name="T7"><text:tab/></text:span><text:span text:style-name="T10">Questão2)</text:span><text:span text:style-name="T11"> (arquivos dentro da pasta Questão2)A função que faz a redução e a aumenta a resolução espacial usando o método do ponto mais próximo é a função “dimensionamentoMPV.m”, </text:span><text:span text:style-name="T12">desta forma foram geradas as reduções por 2 vezes, 4 vezes, 8 vezes e 16 vezes que acarretaram nas imagens "reduz2X.png", "reduz4X.png", "reduz8X.png" e "reduz16X.png" respectivamente. </text:span><text:span text:style-name="T13">Após isso, </text:span><text:span text:style-name="T16">ampliamos novamente</text:span><text:span text:style-name="T13"> as imagens reduzidas pelo mesmo fator, gerando as imagens “</text:span><text:span text:style-name="T18">MVP</text:span><text:span text:style-name="T13">amplia2x.png”, “</text:span><text:span text:style-name="T18">MVP</text:span><text:span text:style-name="T13">amplia4x.png”, “</text:span><text:span text:style-name="T18">MVP</text:span><text:span text:style-name="T13">amplia8x.png” e“</text:span><text:span text:style-name="T18">MVP</text:span><text:span text:style-name="T13">amplia16x.png”. </text:span><text:span text:style-name="T14">Este procedimento todo acarretou numa grande perda da qualidade da imagem </text:span><text:span text:style-name="T15">pois houve o descarte do valor de vários pixels e na </text:span><text:span text:style-name="T17">ampliação</text:span><text:span text:style-name="T15"> houve a cópia de valores dos pixels ao invés de reobtenção dos valores descartados.</text:span></text:p>
      <text:p text:style-name="P7"><text:span text:style-name="T15"><text:tab/></text:span><text:span text:style-name="T19">A função para redimensionamento das imagens usando o </text:span><text:span text:style-name="T20">método</text:span><text:span text:style-name="T19"> bilinear é a função “dimensionamentoBILINEAR.m”, que gerou como saída as imagens </text:span><text:span text:style-name="T13">“</text:span><text:span text:style-name="T19">BI</text:span><text:span text:style-name="T13">amplia2x.png”, “</text:span><text:span text:style-name="T19">BI</text:span><text:span text:style-name="T13">amplia</text:span><text:span text:style-name="T19">4</text:span><text:span text:style-name="T13">x.png”, “</text:span><text:span text:style-name="T19">BI</text:span><text:span text:style-name="T13">amplia</text:span><text:span text:style-name="T19">8</text:span><text:span text:style-name="T13">x.png” </text:span><text:span text:style-name="T19">e </text:span><text:span text:style-name="T13">“</text:span><text:span text:style-name="T19">BI</text:span><text:span text:style-name="T13">amplia</text:span><text:span text:style-name="T19">16</text:span><text:span text:style-name="T13">x.png”. </text:span><text:span text:style-name="T21">A partir delas podemos perceber claramente uma melhora na imagem em relação a ampliação usando o método do vizinho mais próxim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08:27:07.550754953</meta:creation-date>
    <meta:editing-duration>PT14H2M34S</meta:editing-duration>
    <meta:editing-cycles>23</meta:editing-cycles>
    <meta:generator>LibreOffice/5.1.6.2$Linux_X86_64 LibreOffice_project/10m0$Build-2</meta:generator>
    <dc:date>2018-04-02T23:26:25.145769739</dc:date>
    <meta:document-statistic meta:table-count="0" meta:image-count="0" meta:object-count="0" meta:page-count="1" meta:paragraph-count="10" meta:word-count="364" meta:character-count="2506" meta:non-whitespace-character-count="2141"/>
  </office:meta>
</office:document-meta>
</file>